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242" officeooo:paragraph-rsid="001b52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ary(shiny)</text:p>
      <text:p text:style-name="P1"/>
      <text:p text:style-name="P1">shinyServer(function(input, output, session) {</text:p>
      <text:p text:style-name="P1"><text:s text:c="2"/></text:p>
      <text:p text:style-name="P1"><text:s text:c="2"/>n=2</text:p>
      <text:p text:style-name="P1"><text:s text:c="2"/></text:p>
      <text:p text:style-name="P1"><text:s text:c="2"/>act0 &lt;- reactive({ ifelse (input$select1 == 0,"active","" ) })</text:p>
      <text:p text:style-name="P1"><text:s text:c="2"/>act1 &lt;- reactive({ ifelse (input$select1 == 1,"active","" ) })</text:p>
      <text:p text:style-name="P1"><text:s text:c="2"/>act2 &lt;- reactive({ ifelse (input$select1 == 2,"active","" ) })</text:p>
      <text:p text:style-name="P1"><text:s text:c="2"/>act3 &lt;- reactive({ ifelse (input$select1 == 3,"active","" ) })</text:p>
      <text:p text:style-name="P1"><text:s text:c="2"/>act4 &lt;- reactive({ ifelse (input$select1 == 4,"active","" ) })</text:p>
      <text:p text:style-name="P1"><text:s text:c="2"/>output$Deep_Boxes1 = renderUI({h4("# of Deep Boxes")})</text:p>
      <text:p text:style-name="P1"><text:s text:c="2"/>output$deep0 = renderUI({ bsButton("deep0","0",size = "medium",type = "toggle",class = act0()) })</text:p>
      <text:p text:style-name="P1"><text:s text:c="2"/>output$deep00 = renderUI({ bsButton("deep00","0",size = "medium",type = "toggle")})</text:p>
      <text:p text:style-name="P1"><text:s text:c="2"/>output$deep1 = renderUI({ bsButton("deep1","1",size = "medium",type = "toggle",class = act1()) })</text:p>
      <text:p text:style-name="P1"><text:s text:c="2"/>output$deep01 = renderUI({ bsButton("deep01","1",size = "medium",type = "toggle") })</text:p>
      <text:p text:style-name="P1"><text:s text:c="2"/>output$deep2 = renderUI({ bsButton("deep2","2",size = "medium",type = "toggle",class = act2()) })</text:p>
      <text:p text:style-name="P1"><text:s text:c="2"/>output$deep02 = renderUI({ bsButton("deep02","2",size = "medium",type = "toggle") })</text:p>
      <text:p text:style-name="P1"><text:s text:c="2"/>output$deep3 = renderUI({ bsButton("deep3","3",size = "medium",type = "toggle",class = act3()) })</text:p>
      <text:p text:style-name="P1"><text:s text:c="2"/>output$deep03 = renderUI({ bsButton("deep03","3",size = "medium",type = "toggle") })</text:p>
      <text:p text:style-name="P1"><text:s text:c="2"/>output$deep4 = renderUI({ bsButton("deep4","4",size = "medium",type = "toggle",class = act4()) })</text:p>
      <text:p text:style-name="P1"><text:s text:c="2"/>output$deep04 = renderUI({ bsButton("deep04","4",size = "medium",type = "toggle") })</text:p>
      <text:p text:style-name="P1"><text:s text:c="2"/>output$deeptextbox = renderUI({textInput("deepboxid", label = '')})</text:p>
      <text:p text:style-name="P1"><text:s text:c="2"/>output$deeptextbox1 = renderUI({textInput("deepboxid1", label = '')})</text:p>
      <text:p text:style-name="P1"><text:s text:c="2"/></text:p>
      <text:p text:style-name="P1"><text:s text:c="2"/>act10 &lt;- reactive({ ifelse (input$select1 == 0,"active","" ) })</text:p>
      <text:p text:style-name="P1"><text:s text:c="2"/>act11 &lt;- reactive({ ifelse (input$select1 == 1,"active","" ) })</text:p>
      <text:p text:style-name="P1"><text:s text:c="2"/>act12 &lt;- reactive({ ifelse (input$select1 == 2,"active","" ) })</text:p>
      <text:p text:style-name="P1"><text:s text:c="2"/>act13 &lt;- reactive({ ifelse (input$select1 == 3,"active","" ) })</text:p>
      <text:p text:style-name="P1"><text:s text:c="2"/>act14 &lt;- reactive({ ifelse (input$select1 == 4,"active","" ) })</text:p>
      <text:p text:style-name="P1"><text:s text:c="2"/>output$med_Boxes1 = renderUI({h4("# of med Boxes")})</text:p>
      <text:p text:style-name="P1"><text:s text:c="2"/>output$med0 = renderUI({ bsButton("med0","0",size = "medium",type = "toggle",class = act10()) })</text:p>
      <text:p text:style-name="P1"><text:s text:c="2"/>output$med00 = renderUI({ bsButton("med00","0",size = "medium",type = "toggle") })</text:p>
      <text:p text:style-name="P1"><text:s text:c="2"/>output$med1 = renderUI({ bsButton("med1","1",size = "medium",type = "toggle",class = act11()) })</text:p>
      <text:p text:style-name="P1"><text:s text:c="2"/>output$med01 = renderUI({ bsButton("med01","1",size = "medium",type = "toggle") })</text:p>
      <text:p text:style-name="P1"><text:s text:c="2"/>output$med2 = renderUI({ bsButton("med2","2",size = "medium",type = "toggle",class = act12()) })</text:p>
      <text:p text:style-name="P1"><text:s text:c="2"/>output$med02 = renderUI({ bsButton("med02","2",size = "medium",type = "toggle") })</text:p>
      <text:p text:style-name="P1"><text:s text:c="2"/>output$med3 = renderUI({ bsButton("med3","3",size = "medium",type = "toggle",class = act13()) })</text:p>
      <text:p text:style-name="P1"><text:s text:c="2"/>output$med03 = renderUI({ bsButton("med03","3",size = "medium",type = "toggle") })</text:p>
      <text:p text:style-name="P1"><text:s text:c="2"/>output$med4 = renderUI({ bsButton("med4","4",size = "medium",type = "toggle",class = act14()) })</text:p>
      <text:p text:style-name="P1"><text:s text:c="2"/>output$med04 = renderUI({ bsButton("med04","4",size = "medium",type = "toggle") })</text:p>
      <text:p text:style-name="P1"><text:s text:c="2"/>output$medtextbox = renderUI({textInput("medboxid", label = '')})</text:p>
      <text:p text:style-name="P1"><text:soft-page-break/><text:s text:c="2"/>output$medtextbox1 = renderUI({textInput("medboxid1", label = '')})</text:p>
      <text:p text:style-name="P1"><text:s text:c="2"/></text:p>
      <text:p text:style-name="P1"><text:s text:c="2"/>act10 &lt;- reactive({ ifelse (input$select1 == 0,"active","" ) })</text:p>
      <text:p text:style-name="P1"><text:s text:c="2"/>act11 &lt;- reactive({ ifelse (input$select1 == 1,"active","" ) })</text:p>
      <text:p text:style-name="P1"><text:s text:c="2"/>act12 &lt;- reactive({ ifelse (input$select1 == 2,"active","" ) })</text:p>
      <text:p text:style-name="P1"><text:s text:c="2"/>act13 &lt;- reactive({ ifelse (input$select1 == 3,"active","" ) })</text:p>
      <text:p text:style-name="P1"><text:s text:c="2"/>act14 &lt;- reactive({ ifelse (input$select1 == 4,"active","" ) })</text:p>
      <text:p text:style-name="P1"><text:s text:c="2"/>output$frame_Boxes1 = renderUI({h4("Frames of bees in Mediums")})</text:p>
      <text:p text:style-name="P1"><text:s text:c="2"/>output$frameM10 = renderUI({ bsButton("frameM10","10",size = "medium",type = "toggle",class = act10()) })</text:p>
      <text:p text:style-name="P1"><text:s text:c="2"/>output$frameM20 = renderUI({ bsButton("frameM20","20",size = "medium",type = "toggle",class = act11()) })</text:p>
      <text:p text:style-name="P1"><text:s text:c="2"/>output$frameM30 = renderUI({ bsButton("frameM30","30",size = "medium",type = "toggle",class = act12()) })</text:p>
      <text:p text:style-name="P1"><text:s text:c="2"/>output$frameM1 = renderUI({ bsButton("frameM1","1",size = "medium",type = "toggle",class = act13()) })</text:p>
      <text:p text:style-name="P1"><text:s text:c="2"/>output$frameM2 = renderUI({ bsButton("frameM2","2",size = "medium",type = "toggle",class = act14()) })</text:p>
      <text:p text:style-name="P1"><text:s text:c="2"/>output$frameM3 = renderUI({ bsButton("frameM3","3",size = "medium",type = "toggle",class = act10()) })</text:p>
      <text:p text:style-name="P1"><text:s text:c="2"/>output$frameM4 = renderUI({ bsButton("frameM4","4",size = "medium",type = "toggle",class = act11()) })</text:p>
      <text:p text:style-name="P1"><text:s text:c="2"/>output$frameM5 = renderUI({ bsButton("frameM5","5",size = "medium",type = "toggle",class = act10()) })</text:p>
      <text:p text:style-name="P1"><text:s text:c="2"/>output$frameM6 = renderUI({ bsButton("frameM6","6",size = "medium",type = "toggle",class = act14()) })</text:p>
      <text:p text:style-name="P1"><text:s text:c="2"/>output$frameM7 = renderUI({ bsButton("frameM7","7",size = "medium",type = "toggle",class = act14()) })</text:p>
      <text:p text:style-name="P1"><text:s text:c="2"/>output$frameM8 = renderUI({ bsButton("frameM8","8",size = "medium",type = "toggle",class = act10()) })</text:p>
      <text:p text:style-name="P1"><text:s text:c="2"/>output$frameM9 = renderUI({ bsButton("frameM9","9",size = "medium",type = "toggle",class = act10()) })</text:p>
      <text:p text:style-name="P1"><text:s text:c="2"/></text:p>
      <text:p text:style-name="P1"><text:s text:c="2"/>output$frameM010 = renderUI({ bsButton("frameM010","10",size = "medium",type = "toggle") })</text:p>
      <text:p text:style-name="P1"><text:s text:c="2"/>output$frameM020 = renderUI({ bsButton("frameM020","20",size = "medium",type = "toggle") })</text:p>
      <text:p text:style-name="P1"><text:s text:c="2"/>output$frameM030 = renderUI({ bsButton("frameM030","30",size = "medium",type = "toggle") })</text:p>
      <text:p text:style-name="P1"><text:s text:c="2"/>output$frameM01 = renderUI({ bsButton("frameM01","1",size = "medium",type = "toggle") })</text:p>
      <text:p text:style-name="P1"><text:s text:c="2"/>output$frameM02 = renderUI({ bsButton("frameM02","2",size = "medium",type = "toggle") })</text:p>
      <text:p text:style-name="P1"><text:s text:c="2"/>output$frameM03 = renderUI({ bsButton("frameM03","3",size = "medium",type = "toggle") })</text:p>
      <text:p text:style-name="P1"><text:s text:c="2"/>output$frameM04 = renderUI({ bsButton("frameM04","4",size = "medium",type = "toggle") })</text:p>
      <text:p text:style-name="P1"><text:s text:c="2"/>output$frameM05 = renderUI({ bsButton("frameM05","5",size = "medium",type = "toggle") })</text:p>
      <text:p text:style-name="P1"><text:s text:c="2"/>output$frameM06 = renderUI({ bsButton("frameM06","6",size = "medium",type = "toggle") })</text:p>
      <text:p text:style-name="P1"><text:s text:c="2"/>output$frameM07 = renderUI({ bsButton("frameM07","7",size = "medium",type = "toggle") })</text:p>
      <text:p text:style-name="P1"><text:s text:c="2"/>output$frameM08 = renderUI({ bsButton("frameM08","8",size = "medium",type = "toggle") })</text:p>
      <text:p text:style-name="P1"><text:s text:c="2"/>output$frameM09 = renderUI({ bsButton("frameM09","9",size = "medium",type = "toggle") })</text:p>
      <text:p text:style-name="P1"><text:s text:c="2"/>output$frameDClear = renderUI({ bsButton("frameDClear", "Clear",size="medium", type="action") })</text:p>
      <text:p text:style-name="P1"><text:s text:c="2"/>output$frametextbox = renderUI({textInput("framesboxid", label = '')})</text:p>
      <text:p text:style-name="P1"><text:s text:c="2"/>output$frametextbox1 = renderUI({textInput("framesboxid1", label = '')})</text:p>
      <text:p text:style-name="P1"><text:soft-page-break/></text:p>
      <text:p text:style-name="P1"><text:s text:c="2"/>act10 &lt;- reactive({ ifelse (input$select1 == 0,"active","" ) })</text:p>
      <text:p text:style-name="P1"><text:s text:c="2"/>act11 &lt;- reactive({ ifelse (input$select1 == 1,"active","" ) })</text:p>
      <text:p text:style-name="P1"><text:s text:c="2"/>act12 &lt;- reactive({ ifelse (input$select1 == 2,"active","" ) })</text:p>
      <text:p text:style-name="P1"><text:s text:c="2"/>act13 &lt;- reactive({ ifelse (input$select1 == 3,"active","" ) })</text:p>
      <text:p text:style-name="P1"><text:s text:c="2"/>act14 &lt;- reactive({ ifelse (input$select1 == 4,"active","" ) })</text:p>
      <text:p text:style-name="P1"><text:s text:c="2"/>output$Queenstatustextbox = renderUI({textInput("Queenstatusboxid", label = '')})</text:p>
      <text:p text:style-name="P1"><text:s text:c="2"/>output$Queenstatustextbox1 = renderUI({textInput("Queenstatusboxid1", label = '')})</text:p>
      <text:p text:style-name="P1"><text:s text:c="2"/></text:p>
      <text:p text:style-name="P1"><text:s text:c="2"/># if(input$save)</text:p>
      <text:p text:style-name="P1"><text:s text:c="2"/></text:p>
      <text:p text:style-name="P1"><text:s text:c="2"/>observeEvent(input$deadYes, {(</text:p>
      <text:p text:style-name="P1"><text:s text:c="4"/>if (input$deadYes){</text:p>
      <text:p text:style-name="P1"><text:s text:c="6"/>updateButton(session, "deadNo", value=FALSE)</text:p>
      <text:p text:style-name="P1"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observeEvent(input$deadNo, {(</text:p>
      <text:p text:style-name="P1"><text:s text:c="4"/>if (input$deadNo){</text:p>
      <text:p text:style-name="P1"><text:s text:c="6"/>updateButton(session, "deadYes", value=FALSE)</text:p>
      <text:p text:style-name="P1"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</text:p>
      <text:p text:style-name="P1"><text:s text:c="2"/>observeEvent(input$deep0, {(</text:p>
      <text:p text:style-name="P1"><text:s text:c="4"/>{</text:p>
      <text:p text:style-name="P1"><text:s text:c="6"/>if (input$deep0==TRUE){</text:p>
      <text:p text:style-name="P1"><text:s text:c="8"/>updateButton(session, "deep1", value=FALSE)</text:p>
      <text:p text:style-name="P1"><text:s text:c="8"/>updateButton(session, "deep2", value=FALSE)</text:p>
      <text:p text:style-name="P1"><text:s text:c="8"/>updateButton(session, "deep3", value=FALSE)</text:p>
      <text:p text:style-name="P1"><text:s text:c="8"/>updateButton(session, "deep4", value=FALSE)</text:p>
      <text:p text:style-name="P1"><text:s text:c="8"/>updateButton(session, "deep5", value=FALSE)</text:p>
      <text:p text:style-name="P1"><text:s text:c="8"/>updateTextInput(session,inputId = "deepboxid1",</text:p>
      <text:p text:style-name="P1"><text:s text:c="24"/>value = paste("0") )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</text:p>
      <text:p text:style-name="P1"><text:s text:c="2"/>observeEvent(input$deep1, {(</text:p>
      <text:p text:style-name="P1"><text:s text:c="4"/>{</text:p>
      <text:p text:style-name="P1"><text:s text:c="6"/>if (input$deep1==TRUE){</text:p>
      <text:p text:style-name="P1"><text:s text:c="8"/>updateButton(session, "deep0", value=FALSE)</text:p>
      <text:p text:style-name="P1"><text:s text:c="8"/>updateButton(session, "deep2", value=FALSE)</text:p>
      <text:p text:style-name="P1"><text:s text:c="8"/>updateButton(session, "deep3", value=FALSE)</text:p>
      <text:p text:style-name="P1"><text:s text:c="8"/>updateButton(session, "deep4", value=FALSE)</text:p>
      <text:p text:style-name="P1"><text:s text:c="8"/>updateButton(session, "deep5", value=FALSE)</text:p>
      <text:p text:style-name="P1"><text:s text:c="8"/>updateTextInput(session,inputId = "deepboxid1",</text:p>
      <text:p text:style-name="P1"><text:s text:c="24"/>value = paste("1") )</text:p>
      <text:p text:style-name="P1"><text:soft-page-break/><text:s text:c="8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deep2, {(</text:p>
      <text:p text:style-name="P1"><text:s text:c="4"/>{</text:p>
      <text:p text:style-name="P1"><text:s text:c="6"/>if (input$deep2==TRUE){</text:p>
      <text:p text:style-name="P1"><text:s text:c="8"/>updateButton(session, "deep1", value=FALSE)</text:p>
      <text:p text:style-name="P1"><text:s text:c="8"/>updateButton(session, "deep0", value=FALSE)</text:p>
      <text:p text:style-name="P1"><text:s text:c="8"/>updateButton(session, "deep3", value=FALSE)</text:p>
      <text:p text:style-name="P1"><text:s text:c="8"/>updateButton(session, "deep4", value=FALSE)</text:p>
      <text:p text:style-name="P1"><text:s text:c="8"/>updateButton(session, "deep5", value=FALSE)</text:p>
      <text:p text:style-name="P1"><text:s text:c="8"/>updateTextInput(session,inputId = "deepboxid1",</text:p>
      <text:p text:style-name="P1"><text:s text:c="8"/>value = paste("2") )</text:p>
      <text:p text:style-name="P1"><text:s text:c="8"/>}</text:p>
      <text:p text:style-name="P1"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observeEvent(input$deep3, {(</text:p>
      <text:p text:style-name="P1"><text:s text:c="4"/>{</text:p>
      <text:p text:style-name="P1"><text:s text:c="6"/>if (input$deep3==TRUE){</text:p>
      <text:p text:style-name="P1"><text:s text:c="8"/>updateButton(session, "deep1", value=FALSE)</text:p>
      <text:p text:style-name="P1"><text:s text:c="8"/>updateButton(session, "deep2", value=FALSE)</text:p>
      <text:p text:style-name="P1"><text:s text:c="8"/>updateButton(session, "deep0", value=FALSE)</text:p>
      <text:p text:style-name="P1"><text:s text:c="8"/>updateButton(session, "deep4", value=FALSE)</text:p>
      <text:p text:style-name="P1"><text:s text:c="8"/>updateButton(session, "deep5", value=FALSE)</text:p>
      <text:p text:style-name="P1"><text:s text:c="8"/>updateTextInput(session,inputId = "deepboxid1",</text:p>
      <text:p text:style-name="P1"><text:s text:c="24"/>value = paste("3") )</text:p>
      <text:p text:style-name="P1"><text:s text:c="8"/>}</text:p>
      <text:p text:style-name="P1"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observeEvent(input$deep4, {(</text:p>
      <text:p text:style-name="P1"><text:s text:c="4"/>{</text:p>
      <text:p text:style-name="P1"><text:s text:c="6"/>if (input$deep4==TRUE){</text:p>
      <text:p text:style-name="P1"><text:s text:c="8"/>updateButton(session, "deep1", value=FALSE)</text:p>
      <text:p text:style-name="P1"><text:s text:c="8"/>updateButton(session, "deep2", value=FALSE)</text:p>
      <text:p text:style-name="P1"><text:s text:c="8"/>updateButton(session, "deep3", value=FALSE)</text:p>
      <text:p text:style-name="P1"><text:s text:c="8"/>updateButton(session, "deep0", value=FALSE)</text:p>
      <text:p text:style-name="P1"><text:s text:c="8"/>updateButton(session, "deep5", value=FALSE)</text:p>
      <text:p text:style-name="P1"><text:s text:c="8"/>updateTextInput(session,inputId = "deepboxid1",</text:p>
      <text:p text:style-name="P1"><text:s text:c="24"/>value = paste("4") )</text:p>
      <text:p text:style-name="P1"><text:s text:c="8"/>}</text:p>
      <text:p text:style-name="P1"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observeEvent(input$deep5, {(</text:p>
      <text:p text:style-name="P1"><text:s text:c="4"/>{</text:p>
      <text:p text:style-name="P1"><text:s text:c="6"/>if (input$deep5==TRUE){</text:p>
      <text:p text:style-name="P1"><text:soft-page-break/><text:s text:c="8"/>updateButton(session, "deep1", value=FALSE)</text:p>
      <text:p text:style-name="P1"><text:s text:c="8"/>updateButton(session, "deep2", value=FALSE)</text:p>
      <text:p text:style-name="P1"><text:s text:c="8"/>updateButton(session, "deep3", value=FALSE)</text:p>
      <text:p text:style-name="P1"><text:s text:c="8"/>updateButton(session, "deep4", value=FALSE)</text:p>
      <text:p text:style-name="P1"><text:s text:c="8"/>updateButton(session, "deep0", value=FALSE)</text:p>
      <text:p text:style-name="P1"><text:s text:c="8"/>updateTextInput(session,inputId = "deepboxid1",</text:p>
      <text:p text:style-name="P1"><text:s text:c="24"/>value = paste("5") )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observeEvent(input$med0, {(</text:p>
      <text:p text:style-name="P1"><text:s text:c="4"/>{</text:p>
      <text:p text:style-name="P1"><text:s text:c="6"/>if (input$med0==TRUE){</text:p>
      <text:p text:style-name="P1"><text:s text:c="8"/>updateButton(session, "med1", value=FALSE)</text:p>
      <text:p text:style-name="P1"><text:s text:c="8"/>updateButton(session, "med2", value=FALSE)</text:p>
      <text:p text:style-name="P1"><text:s text:c="8"/>updateButton(session, "med3", value=FALSE)</text:p>
      <text:p text:style-name="P1"><text:s text:c="8"/>updateButton(session, "med4", value=FALSE)</text:p>
      <text:p text:style-name="P1"><text:s text:c="8"/>updateButton(session, "med5", value=FALSE)</text:p>
      <text:p text:style-name="P1"><text:s text:c="8"/>updateTextInput(session, inputId = "medboxid1",</text:p>
      <text:p text:style-name="P1"><text:s text:c="24"/>value = paste("0"))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</text:p>
      <text:p text:style-name="P1"><text:s text:c="2"/>observeEvent(input$med1, {(</text:p>
      <text:p text:style-name="P1"><text:s text:c="4"/>{</text:p>
      <text:p text:style-name="P1"><text:s text:c="6"/>if (input$med1==TRUE){</text:p>
      <text:p text:style-name="P1"><text:s text:c="8"/>updateButton(session, "med0", value=FALSE)</text:p>
      <text:p text:style-name="P1"><text:s text:c="8"/>updateButton(session, "med2", value=FALSE)</text:p>
      <text:p text:style-name="P1"><text:s text:c="8"/>updateButton(session, "med3", value=FALSE)</text:p>
      <text:p text:style-name="P1"><text:s text:c="8"/>updateButton(session, "med4", value=FALSE)</text:p>
      <text:p text:style-name="P1"><text:s text:c="8"/>updateButton(session, "med5", value=FALSE)</text:p>
      <text:p text:style-name="P1"><text:s text:c="8"/>updateTextInput(session, inputId = "medboxid1",</text:p>
      <text:p text:style-name="P1"><text:s text:c="24"/>value = paste("1"))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med2, {(</text:p>
      <text:p text:style-name="P1"><text:s text:c="4"/>{</text:p>
      <text:p text:style-name="P1"><text:s text:c="6"/>if (input$med2==TRUE){</text:p>
      <text:p text:style-name="P1"><text:s text:c="8"/>updateButton(session, "med1", value=FALSE)</text:p>
      <text:p text:style-name="P1"><text:s text:c="8"/>updateButton(session, "med0", value=FALSE)</text:p>
      <text:p text:style-name="P1"><text:s text:c="8"/>updateButton(session, "med3", value=FALSE)</text:p>
      <text:p text:style-name="P1"><text:s text:c="8"/>updateButton(session, "med4", value=FALSE)</text:p>
      <text:p text:style-name="P1"><text:s text:c="8"/>updateButton(session, "med5", value=FALSE)</text:p>
      <text:p text:style-name="P1"><text:s text:c="8"/>updateTextInput(session, inputId = "medboxid1",</text:p>
      <text:p text:style-name="P1"><text:s text:c="24"/>value = paste("2"))</text:p>
      <text:p text:style-name="P1"><text:soft-page-break/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observeEvent(input$med3, {(</text:p>
      <text:p text:style-name="P1"><text:s text:c="4"/>{</text:p>
      <text:p text:style-name="P1"><text:s text:c="6"/>if (input$med3==TRUE){</text:p>
      <text:p text:style-name="P1"><text:s text:c="8"/>updateButton(session, "med1", value=FALSE)</text:p>
      <text:p text:style-name="P1"><text:s text:c="8"/>updateButton(session, "med2", value=FALSE)</text:p>
      <text:p text:style-name="P1"><text:s text:c="8"/>updateButton(session, "med0", value=FALSE)</text:p>
      <text:p text:style-name="P1"><text:s text:c="8"/>updateButton(session, "med4", value=FALSE)</text:p>
      <text:p text:style-name="P1"><text:s text:c="8"/>updateButton(session, "med5", value=FALSE)</text:p>
      <text:p text:style-name="P1"><text:s text:c="8"/>updateTextInput(session,inputId = "medboxid1",</text:p>
      <text:p text:style-name="P1"><text:s text:c="24"/>value = paste("3") )</text:p>
      <text:p text:style-name="P1"><text:s text:c="8"/>}</text:p>
      <text:p text:style-name="P1"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observeEvent(input$med4, {(</text:p>
      <text:p text:style-name="P1"><text:s text:c="4"/>{</text:p>
      <text:p text:style-name="P1"><text:s text:c="6"/>if (input$med4==TRUE){</text:p>
      <text:p text:style-name="P1"><text:s text:c="8"/>updateButton(session, "med1", value=FALSE)</text:p>
      <text:p text:style-name="P1"><text:s text:c="8"/>updateButton(session, "med2", value=FALSE)</text:p>
      <text:p text:style-name="P1"><text:s text:c="8"/>updateButton(session, "med3", value=FALSE)</text:p>
      <text:p text:style-name="P1"><text:s text:c="8"/>updateButton(session, "med0", value=FALSE)</text:p>
      <text:p text:style-name="P1"><text:s text:c="8"/>updateButton(session, "med5", value=FALSE)</text:p>
      <text:p text:style-name="P1"><text:s text:c="8"/>updateTextInput(session,inputId = "medboxid1",</text:p>
      <text:p text:style-name="P1"><text:s text:c="24"/>value = paste("4") )</text:p>
      <text:p text:style-name="P1"><text:s text:c="8"/>}</text:p>
      <text:p text:style-name="P1"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observeEvent(input$med5, {(</text:p>
      <text:p text:style-name="P1"><text:s text:c="4"/>{</text:p>
      <text:p text:style-name="P1"><text:s text:c="6"/>if (input$med5==TRUE){</text:p>
      <text:p text:style-name="P1"><text:s text:c="8"/>updateButton(session, "med1", value=FALSE)</text:p>
      <text:p text:style-name="P1"><text:s text:c="8"/>updateButton(session, "med2", value=FALSE)</text:p>
      <text:p text:style-name="P1"><text:s text:c="8"/>updateButton(session, "med3", value=FALSE)</text:p>
      <text:p text:style-name="P1"><text:s text:c="8"/>updateButton(session, "med4", value=FALSE)</text:p>
      <text:p text:style-name="P1"><text:s text:c="8"/>updateButton(session, "med0", value=FALSE)</text:p>
      <text:p text:style-name="P1"><text:s text:c="8"/>updateTextInput(session,inputId = "medboxid1",</text:p>
      <text:p text:style-name="P1"><text:s text:c="24"/>value = paste("5") )</text:p>
      <text:p text:style-name="P1"><text:s text:c="8"/>}</text:p>
      <text:p text:style-name="P1"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observeEvent(input$frameDClear,{(</text:p>
      <text:p text:style-name="P1"><text:s text:c="4"/>{ </text:p>
      <text:p text:style-name="P1"><text:soft-page-break/><text:s text:c="6"/>updateNumericInput(session, "frameDeep", value=0)</text:p>
      <text:p text:style-name="P1"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observeEvent(input$frameD10,{(</text:p>
      <text:p text:style-name="P1"><text:s text:c="4"/>{ </text:p>
      <text:p text:style-name="P1"><text:s text:c="6"/>valueD&lt;- input$frameDeep</text:p>
      <text:p text:style-name="P1"><text:s text:c="6"/>updateNumericInput(session, "frameDeep", value=10+valueD)</text:p>
      <text:p text:style-name="P1"><text:s text:c="6"/>updateTextInput(session, inputId = "framesboxid1",</text:p>
      <text:p text:style-name="P1"><text:s text:c="22"/>value = paste("10")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D20,{(</text:p>
      <text:p text:style-name="P1"><text:s text:c="4"/>{ </text:p>
      <text:p text:style-name="P1"><text:s text:c="6"/>valueD&lt;- input$frameDeep</text:p>
      <text:p text:style-name="P1"><text:s text:c="6"/>updateNumericInput(session, "frameDeep", value=20+valueD)</text:p>
      <text:p text:style-name="P1"><text:s text:c="6"/>updateTextInput(session,inputId = "framesboxid1",</text:p>
      <text:p text:style-name="P1"><text:s text:c="22"/>value = paste("20") )</text:p>
      <text:p text:style-name="P1"><text:s text:c="6"/>updateTextInput(session,inputId = "framesboxid",</text:p>
      <text:p text:style-name="P1"><text:s text:c="22"/>value = paste("20") 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D30,{(</text:p>
      <text:p text:style-name="P1"><text:s text:c="4"/>{ </text:p>
      <text:p text:style-name="P1"><text:s text:c="6"/>valueD&lt;- input$frameDeep</text:p>
      <text:p text:style-name="P1"><text:s text:c="6"/>updateNumericInput(session, "frameDeep", value=30+valueD)</text:p>
      <text:p text:style-name="P1"><text:s text:c="6"/>updateTextInput(session,inputId = "framesboxid1",</text:p>
      <text:p text:style-name="P1"><text:s text:c="22"/>value = paste("30") )</text:p>
      <text:p text:style-name="P1"><text:s text:c="6"/>updateTextInput(session,inputId = "framesboxid",</text:p>
      <text:p text:style-name="P1"><text:s text:c="22"/>value = paste("20") )</text:p>
      <text:p text:style-name="P1"><text:s text:c="6"/>}</text:p>
      <text:p text:style-name="P1"><text:s text:c="2"/>)}</text:p>
      <text:p text:style-name="P1"><text:s text:c="2"/>)</text:p>
      <text:p text:style-name="P1"><text:s text:c="2"/>observeEvent(input$frameD1,{(</text:p>
      <text:p text:style-name="P1"><text:s text:c="4"/>{ </text:p>
      <text:p text:style-name="P1"><text:s text:c="6"/>valueD&lt;- input$frameDeep</text:p>
      <text:p text:style-name="P1"><text:s text:c="6"/>updateNumericInput(session, "frameDeep", value=valueD+1)</text:p>
      <text:p text:style-name="P1"><text:s text:c="6"/>updateTextInput(session,inputId = "framesboxid1",</text:p>
      <text:p text:style-name="P1"><text:s text:c="22"/>value = paste("1") 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D2,{(</text:p>
      <text:p text:style-name="P1"><text:s text:c="4"/>{ </text:p>
      <text:p text:style-name="P1"><text:s text:c="6"/>valueD&lt;- input$frameDeep</text:p>
      <text:p text:style-name="P1"><text:s text:c="6"/>updateNumericInput(session, "frameDeep", value=valueD+2)</text:p>
      <text:p text:style-name="P1"><text:s text:c="6"/>updateTextInput(session,inputId = "framesboxid1",</text:p>
      <text:p text:style-name="P1"><text:s text:c="22"/>value = paste("2") )</text:p>
      <text:p text:style-name="P1"><text:s text:c="4"/>}</text:p>
      <text:p text:style-name="P1"><text:soft-page-break/><text:s text:c="2"/>)}</text:p>
      <text:p text:style-name="P1"><text:s text:c="2"/>)</text:p>
      <text:p text:style-name="P1"><text:s text:c="2"/>observeEvent(input$frameD3,{(</text:p>
      <text:p text:style-name="P1"><text:s text:c="4"/>{ </text:p>
      <text:p text:style-name="P1"><text:s text:c="6"/>valueD&lt;- input$frameDeep</text:p>
      <text:p text:style-name="P1"><text:s text:c="6"/>updateNumericInput(session, "frameDeep", value=valueD+3)</text:p>
      <text:p text:style-name="P1"><text:s text:c="6"/>updateTextInput(session,inputId = "framesboxid1",</text:p>
      <text:p text:style-name="P1"><text:s text:c="22"/>value = paste("3") )</text:p>
      <text:p text:style-name="P1"><text:s text:c="6"/>}</text:p>
      <text:p text:style-name="P1"><text:s text:c="2"/>)}</text:p>
      <text:p text:style-name="P1"><text:s text:c="2"/>)</text:p>
      <text:p text:style-name="P1"><text:s text:c="2"/>observeEvent(input$frameD4,{(</text:p>
      <text:p text:style-name="P1"><text:s text:c="4"/>{ </text:p>
      <text:p text:style-name="P1"><text:s text:c="6"/>valueD&lt;- input$frameDeep</text:p>
      <text:p text:style-name="P1"><text:s text:c="6"/>updateNumericInput(session, "frameDeep", value=valueD+4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D5,{(</text:p>
      <text:p text:style-name="P1"><text:s text:c="4"/>{ </text:p>
      <text:p text:style-name="P1"><text:s text:c="6"/>valueD&lt;- input$frameDeep</text:p>
      <text:p text:style-name="P1"><text:s text:c="6"/>updateNumericInput(session, "frameDeep", value=valueD+5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D6,{(</text:p>
      <text:p text:style-name="P1"><text:s text:c="4"/>{ </text:p>
      <text:p text:style-name="P1"><text:s text:c="6"/>valueD&lt;- input$frameDeep</text:p>
      <text:p text:style-name="P1"><text:s text:c="6"/>updateNumericInput(session, "frameDeep", value=valueD+6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D7,{(</text:p>
      <text:p text:style-name="P1"><text:s text:c="4"/>{ </text:p>
      <text:p text:style-name="P1"><text:s text:c="6"/>valueD&lt;- input$frameDeep</text:p>
      <text:p text:style-name="P1"><text:s text:c="6"/>updateNumericInput(session, "frameDeep", value=valueD+7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D8,{(</text:p>
      <text:p text:style-name="P1"><text:s text:c="4"/>{ </text:p>
      <text:p text:style-name="P1"><text:s text:c="6"/>valueD&lt;- input$frameDeep</text:p>
      <text:p text:style-name="P1"><text:s text:c="6"/>updateNumericInput(session, "frameDeep", value=valueD+8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D9,{(</text:p>
      <text:p text:style-name="P1"><text:s text:c="4"/>{ </text:p>
      <text:p text:style-name="P1"><text:s text:c="6"/>valueD&lt;- input$frameDeep</text:p>
      <text:p text:style-name="P1"><text:s text:c="6"/>updateNumericInput(session, "frameDeep", value=valueD+9)</text:p>
      <text:p text:style-name="P1"><text:s text:c="4"/>}</text:p>
      <text:p text:style-name="P1"><text:s text:c="2"/>)}</text:p>
      <text:p text:style-name="P1"><text:soft-page-break/><text:s text:c="2"/>)</text:p>
      <text:p text:style-name="P1"><text:s text:c="2"/>observeEvent(input$frameMClear,{(</text:p>
      <text:p text:style-name="P1"><text:s text:c="4"/>{ </text:p>
      <text:p text:style-name="P1"><text:s text:c="6"/>updateNumericInput(session, "frameMedium", value=0)</text:p>
      <text:p text:style-name="P1"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observeEvent(input$frameM10,{(</text:p>
      <text:p text:style-name="P1"><text:s text:c="4"/>{ </text:p>
      <text:p text:style-name="P1"><text:s text:c="6"/>valueM&lt;- input$frameMedium</text:p>
      <text:p text:style-name="P1"><text:s text:c="6"/>updateNumericInput(session, "frameMedium", value=10+valueM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M20,{(</text:p>
      <text:p text:style-name="P1"><text:s text:c="4"/>{ </text:p>
      <text:p text:style-name="P1"><text:s text:c="6"/>valueM&lt;- input$frameMedium</text:p>
      <text:p text:style-name="P1"><text:s text:c="6"/>updateNumericInput(session, "frameMedium", value=20+valueM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M30,{(</text:p>
      <text:p text:style-name="P1"><text:s text:c="4"/>{ </text:p>
      <text:p text:style-name="P1"><text:s text:c="6"/>valueM&lt;- input$frameMedium</text:p>
      <text:p text:style-name="P1"><text:s text:c="6"/>updateNumericInput(session, "frameMedium", value=30+valueM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M1,{(</text:p>
      <text:p text:style-name="P1"><text:s text:c="4"/>{ </text:p>
      <text:p text:style-name="P1"><text:s text:c="6"/>valueM&lt;- input$frameMedium</text:p>
      <text:p text:style-name="P1"><text:s text:c="6"/>updateNumericInput(session, "frameMedium", value=valueM+1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M2,{(</text:p>
      <text:p text:style-name="P1"><text:s text:c="4"/>{ </text:p>
      <text:p text:style-name="P1"><text:s text:c="6"/>valueM&lt;- input$frameMedium</text:p>
      <text:p text:style-name="P1"><text:s text:c="6"/>updateNumericInput(session, "frameMedium", value=valueM+2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M3,{(</text:p>
      <text:p text:style-name="P1"><text:s text:c="4"/>{ </text:p>
      <text:p text:style-name="P1"><text:s text:c="6"/>valueM&lt;- input$frameMedium</text:p>
      <text:p text:style-name="P1"><text:s text:c="6"/>updateNumericInput(session, "frameMedium", value=valueM+3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M4,{(</text:p>
      <text:p text:style-name="P1"><text:s text:c="4"/>{ </text:p>
      <text:p text:style-name="P1"><text:soft-page-break/><text:s text:c="6"/>valueM&lt;- input$frameMedium</text:p>
      <text:p text:style-name="P1"><text:s text:c="6"/>updateNumericInput(session, "frameMedium", value=valueM+4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M5,{(</text:p>
      <text:p text:style-name="P1"><text:s text:c="4"/>{ </text:p>
      <text:p text:style-name="P1"><text:s text:c="6"/>valueM&lt;- input$frameMedium</text:p>
      <text:p text:style-name="P1"><text:s text:c="6"/>updateNumericInput(session, "frameMedium", value=valueM+5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M6,{(</text:p>
      <text:p text:style-name="P1"><text:s text:c="4"/>{ </text:p>
      <text:p text:style-name="P1"><text:s text:c="6"/>valueM&lt;- input$frameMedium</text:p>
      <text:p text:style-name="P1"><text:s text:c="6"/>updateNumericInput(session, "frameMedium", value=valueM+6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M7,{(</text:p>
      <text:p text:style-name="P1"><text:s text:c="4"/>{ </text:p>
      <text:p text:style-name="P1"><text:s text:c="6"/>valueM&lt;- input$frameMedium</text:p>
      <text:p text:style-name="P1"><text:s text:c="6"/>updateNumericInput(session, "frameMedium", value=valueM+7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M8,{(</text:p>
      <text:p text:style-name="P1"><text:s text:c="4"/>{ </text:p>
      <text:p text:style-name="P1"><text:s text:c="6"/>valueM&lt;- input$frameMedium</text:p>
      <text:p text:style-name="P1"><text:s text:c="6"/>updateNumericInput(session, "frameMedium", value=valueM+8)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frameM9,{(</text:p>
      <text:p text:style-name="P1"><text:s text:c="4"/>{ </text:p>
      <text:p text:style-name="P1"><text:s text:c="6"/>valueM&lt;- input$frameMedium</text:p>
      <text:p text:style-name="P1"><text:s text:c="6"/>updateNumericInput(session, "frameMedium", value=valueM+9)</text:p>
      <text:p text:style-name="P1"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</text:p>
      <text:p text:style-name="P1"><text:s text:c="2"/></text:p>
      <text:p text:style-name="P1"><text:s text:c="2"/>observeEvent(input$queenStatusQR, {(</text:p>
      <text:p text:style-name="P1"><text:s text:c="4"/>{</text:p>
      <text:p text:style-name="P1"><text:s text:c="6"/>if (input$queenStatusQR==TRUE){</text:p>
      <text:p text:style-name="P1"><text:s text:c="8"/>updateButton(session, "queenStatusQRC", value=FALSE)</text:p>
      <text:p text:style-name="P1"><text:s text:c="8"/>updateButton(session, "queenStatusQLC", value=FALSE)</text:p>
      <text:p text:style-name="P1"><text:s text:c="8"/>updateButton(session, "queenStatusPQ", value=FALSE)</text:p>
      <text:p text:style-name="P1"><text:s text:c="8"/>updateButton(session, "queenStatusQL", value=FALSE)</text:p>
      <text:p text:style-name="P1"><text:s text:c="8"/></text:p>
      <text:p text:style-name="P1"><text:s text:c="6"/>}</text:p>
      <text:p text:style-name="P1"><text:soft-page-break/><text:s text:c="4"/>}</text:p>
      <text:p text:style-name="P1"><text:s text:c="2"/>)}</text:p>
      <text:p text:style-name="P1"><text:s text:c="2"/>)</text:p>
      <text:p text:style-name="P1"><text:s text:c="2"/>observeEvent(input$queenStatusQRC, {(</text:p>
      <text:p text:style-name="P1"><text:s text:c="4"/>{</text:p>
      <text:p text:style-name="P1"><text:s text:c="6"/>if (input$queenStatusQRC==TRUE){</text:p>
      <text:p text:style-name="P1"><text:s text:c="8"/>updateButton(session, "queenStatusQR", value=FALSE)</text:p>
      <text:p text:style-name="P1"><text:s text:c="8"/>updateButton(session, "queenStatusQLC", value=FALSE)</text:p>
      <text:p text:style-name="P1"><text:s text:c="8"/>updateButton(session, "queenStatusPQ", value=FALSE)</text:p>
      <text:p text:style-name="P1"><text:s text:c="8"/>updateButton(session, "queenStatusQL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queenStatusQLC, {(</text:p>
      <text:p text:style-name="P1"><text:s text:c="4"/>{</text:p>
      <text:p text:style-name="P1"><text:s text:c="6"/>if (input$queenStatusQLC==TRUE){</text:p>
      <text:p text:style-name="P1"><text:s text:c="8"/>updateButton(session, "queenStatusQRC", value=FALSE)</text:p>
      <text:p text:style-name="P1"><text:s text:c="8"/>updateButton(session, "queenStatusQR", value=FALSE)</text:p>
      <text:p text:style-name="P1"><text:s text:c="8"/>updateButton(session, "queenStatusPQ", value=FALSE)</text:p>
      <text:p text:style-name="P1"><text:s text:c="8"/>updateButton(session, "queenStatusQL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queenStatusPQ, {(</text:p>
      <text:p text:style-name="P1"><text:s text:c="4"/>{</text:p>
      <text:p text:style-name="P1"><text:s text:c="6"/>if (input$queenStatusPQ==TRUE){</text:p>
      <text:p text:style-name="P1"><text:s text:c="8"/>updateButton(session, "queenStatusQRC", value=FALSE)</text:p>
      <text:p text:style-name="P1"><text:s text:c="8"/>updateButton(session, "queenStatusQLC", value=FALSE)</text:p>
      <text:p text:style-name="P1"><text:s text:c="8"/>updateButton(session, "queenStatusQR", value=FALSE)</text:p>
      <text:p text:style-name="P1"><text:s text:c="8"/>updateButton(session, "queenStatusQL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queenStatusQL, {(</text:p>
      <text:p text:style-name="P1"><text:s text:c="4"/>{</text:p>
      <text:p text:style-name="P1"><text:s text:c="6"/>if (input$queenStatusQL==TRUE){</text:p>
      <text:p text:style-name="P1"><text:s text:c="8"/>updateButton(session, "queenStatusQRC", value=FALSE)</text:p>
      <text:p text:style-name="P1"><text:s text:c="8"/>updateButton(session, "queenStatusQLC", value=FALSE)</text:p>
      <text:p text:style-name="P1"><text:s text:c="8"/>updateButton(session, "queenStatusPQ", value=FALSE)</text:p>
      <text:p text:style-name="P1"><text:s text:c="8"/>updateButton(session, "queenStatusQR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queenSeenYes, {(</text:p>
      <text:p text:style-name="P1"><text:soft-page-break/><text:s text:c="4"/>{</text:p>
      <text:p text:style-name="P1"><text:s text:c="6"/>if (input$queenSeenYes==TRUE){</text:p>
      <text:p text:style-name="P1"><text:s text:c="8"/>updateButton(session, "queenSeenNo", value=FALSE)</text:p>
      <text:p text:style-name="P1"><text:s text:c="8"/>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queenSeenNo, {(</text:p>
      <text:p text:style-name="P1"><text:s text:c="4"/>{</text:p>
      <text:p text:style-name="P1"><text:s text:c="6"/>if (input$queenSeenNo==TRUE){</text:p>
      <text:p text:style-name="P1"><text:s text:c="8"/>updateButton(session, "queenSeenYes", value=FALSE)</text:p>
      <text:p text:style-name="P1"><text:s text:c="8"/>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eggsSeenYes, {(</text:p>
      <text:p text:style-name="P1"><text:s text:c="4"/>{</text:p>
      <text:p text:style-name="P1"><text:s text:c="6"/>if (input$eggsSeenYes==TRUE){</text:p>
      <text:p text:style-name="P1"><text:s text:c="8"/>updateButton(session, "eggsSeenNo", value=FALSE)</text:p>
      <text:p text:style-name="P1"><text:s text:c="8"/>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eggsSeenNo, {(</text:p>
      <text:p text:style-name="P1"><text:s text:c="4"/>{</text:p>
      <text:p text:style-name="P1"><text:s text:c="6"/>if (input$eggsSeenNo==TRUE){</text:p>
      <text:p text:style-name="P1"><text:s text:c="8"/>updateButton(session, "eggsSeenYes", value=FALSE)</text:p>
      <text:p text:style-name="P1"><text:s text:c="8"/>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openBroodNone, {(</text:p>
      <text:p text:style-name="P1"><text:s text:c="4"/>{</text:p>
      <text:p text:style-name="P1"><text:s text:c="6"/>if (input$openBroodNone==TRUE){</text:p>
      <text:p text:style-name="P1"><text:s text:c="8"/>updateButton(session, "openBroodWeak", value=FALSE)</text:p>
      <text:p text:style-name="P1"><text:s text:c="8"/>updateButton(session, "openBroodFair", value=FALSE)</text:p>
      <text:p text:style-name="P1"><text:s text:c="8"/>updateButton(session, "openBroodStrong", value=FALSE)</text:p>
      <text:p text:style-name="P1"><text:s text:c="8"/>updateButton(session, "openBroodOutstanding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openBroodWeak, {(</text:p>
      <text:p text:style-name="P1"><text:soft-page-break/><text:s text:c="4"/>{</text:p>
      <text:p text:style-name="P1"><text:s text:c="6"/>if (input$openBroodWeak==TRUE){</text:p>
      <text:p text:style-name="P1"><text:s text:c="8"/>updateButton(session, "openBroodNone", value=FALSE)</text:p>
      <text:p text:style-name="P1"><text:s text:c="8"/>updateButton(session, "openBroodFair", value=FALSE)</text:p>
      <text:p text:style-name="P1"><text:s text:c="8"/>updateButton(session, "openBroodStrong", value=FALSE)</text:p>
      <text:p text:style-name="P1"><text:s text:c="8"/>updateButton(session, "openBroodOutstanding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openBroodFair, {(</text:p>
      <text:p text:style-name="P1"><text:s text:c="4"/>{</text:p>
      <text:p text:style-name="P1"><text:s text:c="6"/>if (input$openBroodFair==TRUE){</text:p>
      <text:p text:style-name="P1"><text:s text:c="8"/>updateButton(session, "openBroodWeak", value=FALSE)</text:p>
      <text:p text:style-name="P1"><text:s text:c="8"/>updateButton(session, "openBroodNone", value=FALSE)</text:p>
      <text:p text:style-name="P1"><text:s text:c="8"/>updateButton(session, "openBroodStrong", value=FALSE)</text:p>
      <text:p text:style-name="P1"><text:s text:c="8"/>updateButton(session, "openBroodOutstanding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openBroodStrong, {(</text:p>
      <text:p text:style-name="P1"><text:s text:c="4"/>{</text:p>
      <text:p text:style-name="P1"><text:s text:c="6"/>if (input$openBroodStrong==TRUE){</text:p>
      <text:p text:style-name="P1"><text:s text:c="8"/>updateButton(session, "openBroodWeak", value=FALSE)</text:p>
      <text:p text:style-name="P1"><text:s text:c="8"/>updateButton(session, "openBroodFair", value=FALSE)</text:p>
      <text:p text:style-name="P1"><text:s text:c="8"/>updateButton(session, "openBroodNone", value=FALSE)</text:p>
      <text:p text:style-name="P1"><text:s text:c="8"/>updateButton(session, "openBroodOutstanding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openBroodOutstanding, {(</text:p>
      <text:p text:style-name="P1"><text:s text:c="4"/>{</text:p>
      <text:p text:style-name="P1"><text:s text:c="6"/>if (input$openBroodOutstanding==TRUE){</text:p>
      <text:p text:style-name="P1"><text:s text:c="8"/>updateButton(session, "openBroodWeak", value=FALSE)</text:p>
      <text:p text:style-name="P1"><text:s text:c="8"/>updateButton(session, "openBroodFair", value=FALSE)</text:p>
      <text:p text:style-name="P1"><text:s text:c="8"/>updateButton(session, "openBroodStrong", value=FALSE)</text:p>
      <text:p text:style-name="P1"><text:s text:c="8"/>updateButton(session, "openBroodNone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cappedBroodNone, {(</text:p>
      <text:p text:style-name="P1"><text:s text:c="4"/>{</text:p>
      <text:p text:style-name="P1"><text:s text:c="6"/>if (input$cappedBroodNone==TRUE){</text:p>
      <text:p text:style-name="P1"><text:s text:c="8"/>updateButton(session, "cappedBroodWeak", value=FALSE)</text:p>
      <text:p text:style-name="P1"><text:s text:c="8"/>updateButton(session, "cappedBroodFair", value=FALSE)</text:p>
      <text:p text:style-name="P1"><text:soft-page-break/><text:s text:c="8"/>updateButton(session, "cappedBroodStrong", value=FALSE)</text:p>
      <text:p text:style-name="P1"><text:s text:c="8"/>updateButton(session, "cappedBroodOutstanding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cappedBroodWeak, {(</text:p>
      <text:p text:style-name="P1"><text:s text:c="4"/>{</text:p>
      <text:p text:style-name="P1"><text:s text:c="6"/>if (input$cappedBroodWeak==TRUE){</text:p>
      <text:p text:style-name="P1"><text:s text:c="8"/>updateButton(session, "cappedBroodNone", value=FALSE)</text:p>
      <text:p text:style-name="P1"><text:s text:c="8"/>updateButton(session, "cappedBroodFair", value=FALSE)</text:p>
      <text:p text:style-name="P1"><text:s text:c="8"/>updateButton(session, "cappedBroodStrong", value=FALSE)</text:p>
      <text:p text:style-name="P1"><text:s text:c="8"/>updateButton(session, "cappedBroodOutstanding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cappedBroodFair, {(</text:p>
      <text:p text:style-name="P1"><text:s text:c="4"/>{</text:p>
      <text:p text:style-name="P1"><text:s text:c="6"/>if (input$cappedBroodFair==TRUE){</text:p>
      <text:p text:style-name="P1"><text:s text:c="8"/>updateButton(session, "cappedBroodWeak", value=FALSE)</text:p>
      <text:p text:style-name="P1"><text:s text:c="8"/>updateButton(session, "cappedBroodNone", value=FALSE)</text:p>
      <text:p text:style-name="P1"><text:s text:c="8"/>updateButton(session, "cappedBroodStrong", value=FALSE)</text:p>
      <text:p text:style-name="P1"><text:s text:c="8"/>updateButton(session, "cappedBroodOutstanding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cappedBroodStrong, {(</text:p>
      <text:p text:style-name="P1"><text:s text:c="4"/>{</text:p>
      <text:p text:style-name="P1"><text:s text:c="6"/>if (input$cappedBroodStrong==TRUE){</text:p>
      <text:p text:style-name="P1"><text:s text:c="8"/>updateButton(session, "cappedBroodWeak", value=FALSE)</text:p>
      <text:p text:style-name="P1"><text:s text:c="8"/>updateButton(session, "cappedBroodFair", value=FALSE)</text:p>
      <text:p text:style-name="P1"><text:s text:c="8"/>updateButton(session, "cappedBroodNone", value=FALSE)</text:p>
      <text:p text:style-name="P1"><text:s text:c="8"/>updateButton(session, "cappedBroodOutstanding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cappedBroodOutstanding, {(</text:p>
      <text:p text:style-name="P1"><text:s text:c="4"/>{</text:p>
      <text:p text:style-name="P1"><text:s text:c="6"/>if (input$cappedBroodOutstanding==TRUE){</text:p>
      <text:p text:style-name="P1"><text:s text:c="8"/>updateButton(session, "cappedBroodWeak", value=FALSE)</text:p>
      <text:p text:style-name="P1"><text:s text:c="8"/>updateButton(session, "cappedBroodFair", value=FALSE)</text:p>
      <text:p text:style-name="P1"><text:s text:c="8"/>updateButton(session, "cappedBroodStrong", value=FALSE)</text:p>
      <text:p text:style-name="P1"><text:s text:c="8"/>updateButton(session, "cappedBroodNone", value=FALSE)</text:p>
      <text:p text:style-name="P1"><text:s text:c="8"/></text:p>
      <text:p text:style-name="P1"><text:s text:c="6"/>}</text:p>
      <text:p text:style-name="P1"><text:soft-page-break/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observeEvent(input$cappedBroodWeak, {(</text:p>
      <text:p text:style-name="P1"><text:s text:c="4"/>{</text:p>
      <text:p text:style-name="P1"><text:s text:c="6"/>if (input$cappedBroodWeak==TRUE){</text:p>
      <text:p text:style-name="P1"><text:s text:c="8"/>updateButton(session, "cappedBroodNone", value=FALSE)</text:p>
      <text:p text:style-name="P1"><text:s text:c="8"/>updateButton(session, "cappedBroodFair", value=FALSE)</text:p>
      <text:p text:style-name="P1"><text:s text:c="8"/>updateButton(session, "cappedBroodStrong", value=FALSE)</text:p>
      <text:p text:style-name="P1"><text:s text:c="8"/>updateButton(session, "cappedBroodOutstanding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observeEvent(input$broodDiseaseNone, {(</text:p>
      <text:p text:style-name="P1"><text:s text:c="4"/>{</text:p>
      <text:p text:style-name="P1"><text:s text:c="6"/>if (input$broodDiseaseNone==TRUE){</text:p>
      <text:p text:style-name="P1"><text:s text:c="8"/>updateButton(session, "broodDiseaseMild", value=FALSE)</text:p>
      <text:p text:style-name="P1"><text:s text:c="8"/>updateButton(session, "broodDiseaseMod", value=FALSE)</text:p>
      <text:p text:style-name="P1"><text:s text:c="8"/>updateButton(session, "broodDiseaseSevere", value=FALSE)</text:p>
      <text:p text:style-name="P1"><text:s text:c="8"/>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broodDiseaseMild, {(</text:p>
      <text:p text:style-name="P1"><text:s text:c="4"/>{</text:p>
      <text:p text:style-name="P1"><text:s text:c="6"/>if (input$broodDiseaseMild==TRUE){</text:p>
      <text:p text:style-name="P1"><text:s text:c="8"/>updateButton(session, "broodDiseaseNone", value=FALSE)</text:p>
      <text:p text:style-name="P1"><text:s text:c="8"/>updateButton(session, "broodDiseaseMod", value=FALSE)</text:p>
      <text:p text:style-name="P1"><text:s text:c="8"/>updateButton(session, "broodDiseaseSevere", value=FALSE)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broodDiseaseMod, {(</text:p>
      <text:p text:style-name="P1"><text:s text:c="4"/>{</text:p>
      <text:p text:style-name="P1"><text:s text:c="6"/>if (input$broodDiseaseMod==TRUE){</text:p>
      <text:p text:style-name="P1"><text:s text:c="8"/>updateButton(session, "broodDiseaseMild", value=FALSE)</text:p>
      <text:p text:style-name="P1"><text:s text:c="8"/>updateButton(session, "broodDiseaseNone", value=FALSE)</text:p>
      <text:p text:style-name="P1"><text:s text:c="8"/>updateButton(session, "broodDiseaseSevere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broodDiseaseSevere, {(</text:p>
      <text:p text:style-name="P1"><text:s text:c="4"/>{</text:p>
      <text:p text:style-name="P1"><text:soft-page-break/><text:s text:c="6"/>if (input$broodDiseaseSevere==TRUE){</text:p>
      <text:p text:style-name="P1"><text:s text:c="8"/>updateButton(session, "broodDiseaseMild", value=FALSE)</text:p>
      <text:p text:style-name="P1"><text:s text:c="8"/>updateButton(session, "broodDiseaseMod", value=FALSE)</text:p>
      <text:p text:style-name="P1"><text:s text:c="8"/>updateButton(session, "broodDiseaseNone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</text:p>
      <text:p text:style-name="P1"><text:s text:c="2"/>observeEvent(input$adultDiseaseNone, {(</text:p>
      <text:p text:style-name="P1"><text:s text:c="4"/>{</text:p>
      <text:p text:style-name="P1"><text:s text:c="6"/>if (input$adultDiseaseNone==TRUE){</text:p>
      <text:p text:style-name="P1"><text:s text:c="8"/>updateButton(session, "adultDiseaseMild", value=FALSE)</text:p>
      <text:p text:style-name="P1"><text:s text:c="8"/>updateButton(session, "adultDiseaseMod", value=FALSE)</text:p>
      <text:p text:style-name="P1"><text:s text:c="8"/>updateButton(session, "adultDiseaseSevere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adultDiseaseMild, {(</text:p>
      <text:p text:style-name="P1"><text:s text:c="4"/>{</text:p>
      <text:p text:style-name="P1"><text:s text:c="6"/>if (input$adultDiseaseMild==TRUE){</text:p>
      <text:p text:style-name="P1"><text:s text:c="8"/>updateButton(session, "adultDiseaseNone", value=FALSE)</text:p>
      <text:p text:style-name="P1"><text:s text:c="8"/>updateButton(session, "adultDiseaseMod", value=FALSE)</text:p>
      <text:p text:style-name="P1"><text:s text:c="8"/>updateButton(session, "adultDiseaseSevere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adultDiseaseMod, {(</text:p>
      <text:p text:style-name="P1"><text:s text:c="4"/>{</text:p>
      <text:p text:style-name="P1"><text:s text:c="6"/>if (input$adultDiseaseMod==TRUE){</text:p>
      <text:p text:style-name="P1"><text:s text:c="8"/>updateButton(session, "adultDiseaseMild", value=FALSE)</text:p>
      <text:p text:style-name="P1"><text:s text:c="8"/>updateButton(session, "adultDiseaseNone", value=FALSE)</text:p>
      <text:p text:style-name="P1"><text:s text:c="8"/>updateButton(session, "adultDiseaseSevere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adultDiseaseSevere, {(</text:p>
      <text:p text:style-name="P1"><text:s text:c="4"/>{</text:p>
      <text:p text:style-name="P1"><text:s text:c="6"/>if (input$adultDiseaseSevere==TRUE){</text:p>
      <text:p text:style-name="P1"><text:s text:c="8"/>updateButton(session, "adultDiseaseMild", value=FALSE)</text:p>
      <text:p text:style-name="P1"><text:s text:c="8"/>updateButton(session, "adultDiseaseMod", value=FALSE)</text:p>
      <text:p text:style-name="P1"><text:s text:c="8"/>updateButton(session, "adultDiseaseNone", value=FALSE)</text:p>
      <text:p text:style-name="P1"><text:s text:c="8"/></text:p>
      <text:p text:style-name="P1"><text:s text:c="6"/>}</text:p>
      <text:p text:style-name="P1"><text:s text:c="4"/>}</text:p>
      <text:p text:style-name="P1"><text:soft-page-break/><text:s text:c="2"/>)}</text:p>
      <text:p text:style-name="P1"><text:s text:c="2"/>)</text:p>
      <text:p text:style-name="P1"><text:s text:c="2"/></text:p>
      <text:p text:style-name="P1"><text:s text:c="2"/>observeEvent(input$secondaryPestsNone, {(</text:p>
      <text:p text:style-name="P1"><text:s text:c="4"/>{</text:p>
      <text:p text:style-name="P1"><text:s text:c="6"/>if (input$secondaryPestsNone==TRUE){</text:p>
      <text:p text:style-name="P1"><text:s text:c="8"/>updateButton(session, "secondaryPestsMild", value=FALSE)</text:p>
      <text:p text:style-name="P1"><text:s text:c="8"/>updateButton(session, "secondaryPestsMod", value=FALSE)</text:p>
      <text:p text:style-name="P1"><text:s text:c="8"/>updateButton(session, "secondaryPestsSevere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secondaryPestsMild, {(</text:p>
      <text:p text:style-name="P1"><text:s text:c="4"/>{</text:p>
      <text:p text:style-name="P1"><text:s text:c="6"/>if (input$secondaryPestsMild==TRUE){</text:p>
      <text:p text:style-name="P1"><text:s text:c="8"/>updateButton(session, "secondaryPestsNone", value=FALSE)</text:p>
      <text:p text:style-name="P1"><text:s text:c="8"/>updateButton(session, "secondaryPestsMod", value=FALSE)</text:p>
      <text:p text:style-name="P1"><text:s text:c="8"/>updateButton(session, "secondaryPestsSevere", value=FALSE)</text:p>
      <text:p text:style-name="P1"><text:s text:c="8"/>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secondaryPestsMod, {(</text:p>
      <text:p text:style-name="P1"><text:s text:c="4"/>{</text:p>
      <text:p text:style-name="P1"><text:s text:c="6"/>if (input$secondaryPestsMod==TRUE){</text:p>
      <text:p text:style-name="P1"><text:s text:c="8"/>updateButton(session, "secondaryPestsMild", value=FALSE)</text:p>
      <text:p text:style-name="P1"><text:s text:c="8"/>updateButton(session, "secondaryPestsNone", value=FALSE)</text:p>
      <text:p text:style-name="P1"><text:s text:c="8"/>updateButton(session, "secondaryPestsSevere", value=FALSE)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<text:s text:c="2"/>observeEvent(input$secondaryPestsSevere, {(</text:p>
      <text:p text:style-name="P1"><text:s text:c="4"/>{</text:p>
      <text:p text:style-name="P1"><text:s text:c="6"/>if (input$secondaryPestsSevere==TRUE){</text:p>
      <text:p text:style-name="P1"><text:s text:c="8"/>updateButton(session, "secondaryPestsMild", value=FALSE)</text:p>
      <text:p text:style-name="P1"><text:s text:c="8"/>updateButton(session, "secondaryPestsMod", value=FALSE)</text:p>
      <text:p text:style-name="P1"><text:s text:c="8"/>updateButton(session, "secondaryPestsNone", value=FALSE)</text:p>
      <text:p text:style-name="P1"><text:s text:c="6"/>}</text:p>
      <text:p text:style-name="P1"><text:s text:c="4"/>}</text:p>
      <text:p text:style-name="P1"><text:s text:c="2"/>)}</text:p>
      <text:p text:style-name="P1"><text:s text:c="2"/>)</text:p>
      <text:p text:style-name="P1">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08:18:28.587103427</meta:creation-date>
    <dc:date>2017-01-25T08:19:46.176740567</dc:date>
    <meta:editing-duration>PT1M19S</meta:editing-duration>
    <meta:editing-cycles>1</meta:editing-cycles>
    <meta:document-statistic meta:table-count="0" meta:image-count="0" meta:object-count="0" meta:page-count="17" meta:paragraph-count="850" meta:word-count="2006" meta:character-count="26347" meta:non-whitespace-character-count="20840"/>
    <meta:generator>LibreOffice/5.1.4.2$Linux_X86_64 LibreOffice_project/10m0$Build-2</meta:generator>
  </office:meta>
</office:document-meta>
</file>